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c7841"/>
    </style:style>
    <style:style style:name="P2" style:family="paragraph" style:parent-style-name="Standard">
      <style:text-properties fo:font-weight="bold" officeooo:paragraph-rsid="000c7841" style:font-weight-asian="bold" style:font-weight-complex="bold"/>
    </style:style>
    <style:style style:name="T1" style:family="text">
      <style:text-properties fo:font-weight="bold" style:font-weight-asian="bold" style:font-weight-complex="bold"/>
    </style:style>
    <style:style style:name="T2" style:family="text">
      <style:text-properties officeooo:rsid="000c78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erseverance: The Journey Through Adversity</text:span></text:p>
      <text:p text:style-name="P1" loext:marker-style-name="T1"><text:span text:style-name="T1">Perseverance is more than an action; it’s a state of being forged in the fires of adversity and resilience. It is not simply surviving hardship but transcending it, turning the weight of circumstances into the fuel for the journey forward. My journey stands as a testament to this truth, where determination and faith in a better future became the compass guiding me through life’s most challenging landscapes.</text:span></text:p>
      <text:p text:style-name="P1" loext:marker-style-name="T1"><text:span text:style-name="T1">In November 2018, I arrived in Oregon carrying the grief of my grandfather’s death and the weight of alienation from my extended family. Seeking stability, I moved in with my father, who had just secured a three-bedroom house for himself and his wife. Within days, I was working at a local cannery. With my first paycheck in hand, I was determined to rebuild my life. Yet, this fragile stability was short-lived. A false claim by my father’s wife—that the landlady demanded my departure—left me with no choice but to purchase a tent and sleeping bag. I found myself braving the harsh Oregon winter alone, sheltering in a tiny copse of trees just outside of town.</text:span></text:p>
      <text:p text:style-name="P1" loext:marker-style-name="T1"><text:span text:style-name="T1">The winter of 2018 was brutal. The frigid nights beneath the canvas of my three-man tent became a relentless test of my will. Pneumonia set in as I worked the graveyard shift at the cannery seven days a week, leaving me physically drained and emotionally isolated. The exhaustion and solitude slowly chipped away at my resolve. One night, in the middle of that unforgiving winter, I knelt in the ice and snow, contemplating ending my own life.</text:span></text:p>
      <text:p text:style-name="P1" loext:marker-style-name="T1"><text:span text:style-name="T1">The darkness of that moment felt absolute, the pain and hopelessness nearly insurmountable. Yet, as I knelt there, something stirred against the cold and the despair. It was not a sudden epiphany but rather, a quiet and enveloping peace that I was too sick and exhausted to fight. Slowly, painfully, I stood, wiping the snow from my knees and resolved to keep moving forward, one step at a time.</text:span></text:p>
      <text:p text:style-name="P1" loext:marker-style-name="T1"><text:span text:style-name="T1">When the cannery’s off-season came, I transitioned to pulling green chain at a lumber mill, where the relentless physical labor tested not only my body but my resolve. For two years, I labored to climb out of homelessness, eventually renting a room from an elderly couple and purchasing a car.</text:span></text:p>
      <text:p text:style-name="P1" loext:marker-style-name="T1"><text:span text:style-name="T1">Just as my footing seemed stable, life’s cruel hand struck again. A close friend, who was like a younger brother to me, lost his life at 19 in a drinking and driving accident. Two weeks before his death, he had blown the clutch out in my car, rendering it undrivable and leaving me without transportation to work. Six months later, my closest friend ended his life on Snow Peak, plunging me into a depth of grief that threatened to consume me.</text:span></text:p>
      <text:p text:style-name="P1" loext:marker-style-name="T1"><text:span text:style-name="T1">His death remains an ever-present reminder that not everyone can see the value in pushing through their trials. For some, the weight of hardship becomes unbearable, eclipsing any hope of a brighter tomorrow. His struggle, and the choice he made, reminds me to honor his memory by persevering where he felt he could not. It’s a sobering truth: the journey of perseverance is not equally visible to all. For some, the pain becomes an opaque wall, blocking out the possibility of light beyond it.</text:span></text:p>
      <text:p text:style-name="P1" loext:marker-style-name="T1"><text:span text:style-name="T1">As the world shut down in 2020 under the weight of the COVID-19 pandemic, I faced an existential crossroads. Armed with a stimulus check, I resolved to transform my life or perish trying. The decision to apply for a welding position in a town between Salem and Portland marked a turning point. The job’s demands far exceeded its pay, forcing me to live in my car at my boss’s request, parked in his driveway next to the shop. The arrangement lasted three weeks before I was laid off when a major contract was delayed for six months.</text:span></text:p>
      <text:p text:style-name="P1" loext:marker-style-name="T1"><text:span text:style-name="T1">This apparent setback, however, opened an unexpected door. I discovered I qualified for a federal grant for dislocated workers, securing a fully funded two-year vocational training program. In the spring of 2022, I began my studies in welding technologies, balancing coursework with work demands and the stark reality of living in my Jeep. My “home” had no facilities beyond an </text:span><text:soft-page-break/><text:span text:style-name="T1">infrequently serviced outhouse and a water hose. Still, I pushed forward, driven by the belief that education could be my way out.</text:span></text:p>
      <text:p text:style-name="P1" loext:marker-style-name="T1"><text:span text:style-name="T1">During those two years, I faced a saboteur in the form of my boss, whose underhanded tactics threatened to derail my progress. Despite this, I excelled in my program, graduating with an associate’s degree in welding technologies and a 3.9 GPA. My academic journey was marked by moments of recognition: a nomination to be the commencement speaker at graduation, an offered role in a promotional video for potential applicants, and a voice-over contribution to inspire future students.</text:span></text:p>
      <text:p text:style-name="P1" loext:marker-style-name="T1"><text:span text:style-name="T1">But my story did not end there. My essays for the Honors College at Portland State University earned me a place in its prestigious program. In my first term, I maintained another 3.9 GPA while navigating the challenges of higher education, driven by a new goal: to become an AI Ethicist and contribute meaningfully to a field shaping humanity’s future.</text:span></text:p>
      <text:p text:style-name="P2" loext:marker-style-name="T1"/>
      <text:p text:style-name="P2" loext:marker-style-name="T1"/>
      <text:p text:style-name="P1" loext:marker-style-name="T1"><text:span text:style-name="T1">Perseverance has been the anchor in every storm. It is the force that carried me through the biting cold of homelessness, the grief of losing those closest to me, and the relentless demands of balancing work, study, and survival. In every challenge, I found an opportunity to grow—not because the path was clear, but because I refused to stop walking it.</text:span></text:p>
      <text:p text:style-name="P1" loext:marker-style-name="T1"><text:span text:style-name="T1">Yet, as I reflect on my journey, I am constantly aware of the fragility of that resolve. Perseverance may guide us forward, but it is not always easy to see the road. My friend’s choice reminds me that hardship is not a one-size-fits-all experience; what strengthens one person may break another. It’s a humbling lesson: the value of perseverance is not innate but cultivated, nurtured by hope, support, and sometimes sheer luck. For those who cannot see past the pain, it is up to the rest of us to carry the torch forward—not out of guilt, but out of honor for those who felt they could not.</text:span></text:p>
      <text:p text:style-name="P1" loext:marker-style-name="T1"><text:span text:style-name="T1">The lessons of perseverance are universal. It teaches us to adapt when circumstances change, to endure when life becomes unbearable, and to build when everything around us falls apart. Perseverance does not guarantee success, but it ensures movement, and with movement comes the possibility of transformation.</text:span></text:p>
      <text:p text:style-name="P1" loext:marker-style-name="T1"><text:span text:style-name="T1">For me, perseverance is not just a personal virtue; it’s a philosophy. It means choosing to push forward even when the odds seem insurmountable, believing that every small victory contributes to the larger story. It’s the acknowledgment that life will often push us to the brink, but it’s in those moments that we discover our strength.</text:span></text:p>
      <text:p text:style-name="P1" loext:marker-style-name="T1"><text:span text:style-name="T1">Today, I am reminded that I am not unbreakable. I am unrelenting. There are two things that ensure momentum no matter the struggle: you must pick a direction, and you must breathe. To freeze is to guarantee defeat; to stop breathing is to lose the ability to fight. Life’s battles demand motion and resilience, not perfection.</text:span></text:p>
      <text:p text:style-name="P1" loext:marker-style-name="T1"><text:span text:style-name="T1">My life, though marked by trials, is a testament to this philosophy. Movement, even when slow or painful, keeps hope alive. Breathing, even in the face of despair, sustains the will to rise again. Together, these actions form the rhythm of perseverance, the steady beat that transforms pain into progress, adversity into achievement, and challenges into triumphs.</text:span></text:p>
      <text:p text:style-name="P1">----------------------------------------------------------------------------------------------------------------------------</text:p>
      <text:p text:style-name="P1"/>
      <text:p text:style-name="P1"/>
      <text:p text:style-name="P1"/>
      <text:p text:style-name="P1">Academic Transcript</text:p>
      <text:p text:style-name="P1">https://app.banner.pdx.edu/StudentSelfService/ssb/academ...</text:p>
      <text:p text:style-name="P1">(/StudentSelfService/)</text:p>
      <text:p text:style-name="P1">1 of 5</text:p>
      <text:p text:style-name="P1"><text:soft-page-break/>Morehead, William</text:p>
      <text:p text:style-name="P1">Student Academic Transcript</text:p>
      <text:p text:style-name="P1">Academic Transcript</text:p>
      <text:p text:style-name="P1">Transcript Level</text:p>
      <text:p text:style-name="P1">Transcript Type</text:p>
      <text:p text:style-name="P1">Self Service - Web Display</text:p>
      <text:p text:style-name="P1">Undergraduate</text:p>
      <text:p text:style-name="P1">Transfer</text:p>
      <text:p text:style-name="P1">Credit</text:p>
      <text:p text:style-name="P1">Student</text:p>
      <text:p text:style-name="P1">Information</text:p>
      <text:p text:style-name="P1">Institution</text:p>
      <text:p text:style-name="P1">Credit</text:p>
      <text:p text:style-name="P1">Submit</text:p>
      <text:p text:style-name="P1">Transcript</text:p>
      <text:p text:style-name="P1">Totals</text:p>
      <text:p text:style-name="P1">Course(s) in</text:p>
      <text:p text:style-name="P1">Progress</text:p>
      <text:p text:style-name="P1">Print</text:p>
      <text:p text:style-name="P1">This is not an official transcript. Courses which are in progress may also be included on this transcript.</text:p>
      <text:p text:style-name="P1">Student Information</text:p>
      <text:p text:style-name="P1">NameStudent Type</text:p>
      <text:p text:style-name="P1">Morehead, WilliamGED</text:p>
      <text:p text:style-name="P1">Curriculum Information</text:p>
      <text:p text:style-name="P1">Current Major(s): :</text:p>
      <text:p text:style-name="P1">Major</text:p>
      <text:p text:style-name="P1">Liberal Studies</text:p>
      <text:p text:style-name="P1">Transfer Credit Accepted by Institution</text:p>
      <text:p text:style-name="P1">200204 : CHEMEKETA CC</text:p>
      <text:p text:style-name="P1">SubjectCourseTitleGradeCredit hoursQuality points</text:p>
      <text:p text:style-name="P1">PHL201INTR PHILOSOPHYF3.0000.00</text:p>
      <text:p text:style-name="P1">Attempt Hours</text:p>
      <text:p text:style-name="P1">R</text:p>
      <text:p text:style-name="P1">© 2013-2025</text:p>
      <text:p text:style-name="P1">Ellucian Company</text:p>
      <text:p text:style-name="P1">L.P. and</text:p>
      <text:p text:style-name="P1">its affiliates.</text:p>
      <text:p text:style-name="P1">AllGPA</text:p>
      <text:p text:style-name="P1">rights reserved.</text:p>
      <text:p text:style-name="P1">Passed Hours</text:p>
      <text:p text:style-name="P1">Earned Hours</text:p>
      <text:p text:style-name="P1">GPA Hours</text:p>
      <text:p text:style-name="P1">Quality</text:p>
      <text:p text:style-name="P1">Points</text:p>
      <text:p text:style-name="P1">4/29/25, 16:44Academic Transcript</text:p>
      <text:p text:style-name="P1">2 of 5</text:p>
      <text:p text:style-name="P1">Current Term</text:p>
      <text:p text:style-name="P1">https://app.banner.pdx.edu/StudentSelfService/ssb/academ...</text:p>
      <text:p text:style-name="P1">Attempt HoursPassed HoursEarned HoursGPA HoursQuality PointsGPA</text:p>
      <text:p text:style-name="P1"><text:soft-page-break/>3.0000.0000.0003.0000.000.00</text:p>
      <text:p text:style-name="P1">202202-2403 : CLACKAMAS CC</text:p>
      <text:p text:style-name="P1">Subject</text:p>
      <text:p text:style-name="P1">Course</text:p>
      <text:p text:style-name="P1">TitleGrade</text:p>
      <text:p text:style-name="P1">Credit hoursQuality points</text:p>
      <text:p text:style-name="P1">PSYLDPSYCH HUMAN RELATIONSA3.00012.00</text:p>
      <text:p text:style-name="P1">VOCCREDISMAW STICKP8.0000.00</text:p>
      <text:p text:style-name="P1">VOCCREDIWELDING SPECIAL PROJP1.0000.00</text:p>
      <text:p text:style-name="P1">Current Term</text:p>
      <text:p text:style-name="P1">R</text:p>
      <text:p text:style-name="P1">Attempt HoursPassed HoursEarned HoursGPA HoursQuality PointsGPA</text:p>
      <text:p text:style-name="P1">12.0009.00012.0003.00012.004.00</text:p>
      <text:p text:style-name="P1">202202-2403 : CLACKAMAS CC</text:p>
      <text:p text:style-name="P1">SubjectCourseTitleGradeCredit hoursQuality points</text:p>
      <text:p text:style-name="P1">VOCCREDIGMAW/FCAW WIREFEEDP3.0000.00</text:p>
      <text:p text:style-name="P1">VOCCREDIBEGIN SMAW PIPE WELDINGNC4.0000.00</text:p>
      <text:p text:style-name="P1">VOCCREDIWELDING TECHNOL CWENC4.0000.00</text:p>
      <text:p text:style-name="P1">Current Term</text:p>
      <text:p text:style-name="P1">R</text:p>
      <text:p text:style-name="P1">Attempt HoursPassed HoursEarned HoursGPA HoursQuality PointsGPA</text:p>
      <text:p text:style-name="P1">3.0003.0003.0000.0000.000.00</text:p>
      <text:p text:style-name="P1">202202-2403 : CLACKAMAS CC</text:p>
      <text:p text:style-name="P1">SubjectCourseTitleGradeCredit hoursQuality points</text:p>
      <text:p text:style-name="P1">VOCCREDIWELDERS PRINT RDG INC3.0000.00</text:p>
      <text:p text:style-name="P1">VOCCREDIWELDING SPECIAL PROJNC1.0000.00</text:p>
      <text:p text:style-name="P1">Current Term</text:p>
      <text:p text:style-name="P1">R</text:p>
      <text:p text:style-name="P1">Attempt HoursPassed HoursEarned HoursGPA HoursQuality PointsGPA</text:p>
      <text:p text:style-name="P1">0.0000.0000.0000.0000.000.00</text:p>
      <text:p text:style-name="P1">202202-2403 : CLACKAMAS CC</text:p>
      <text:p text:style-name="P1">SubjectCourse</text:p>
      <text:p text:style-name="P1">TitleGradeCredit hoursQuality points</text:p>
      <text:p text:style-name="P1">BAVOC101INTRO BUS &amp; WRLD AFFP4.0000.00</text:p>
      <text:p text:style-name="P1">CREDICOMPUTER LIT FOR TECHSNC3.0000.00</text:p>
      <text:p text:style-name="P1">VOCCREDIGMAW/FCAW WIREFEEDNC4.0000.00</text:p>
      <text:p text:style-name="P1">VOCCREDIWELDING SPECIAL PROJNC1.0000.00</text:p>
      <text:p text:style-name="P1">Current Term</text:p>
      <text:p text:style-name="P1">R</text:p>
      <text:p text:style-name="P1">Attempt HoursPassed HoursEarned HoursGPA HoursQuality PointsGPA</text:p>
      <text:p text:style-name="P1">4.0004.0004.0000.0000.000.00</text:p>
      <text:p text:style-name="P1">202202-2403 : CLACKAMAS CC</text:p>
      <text:p text:style-name="P1">SubjectCourseTitle</text:p>
      <text:p text:style-name="P1">Grade</text:p>
      <text:p text:style-name="P1">Credit hours</text:p>
      <text:p text:style-name="P1">Quality points</text:p>
      <text:p text:style-name="P1">VOCCREDIWELDER CERTIFICATION</text:p>
      <text:p text:style-name="P1">NC</text:p>
      <text:p text:style-name="P1">4.000</text:p>
      <text:p text:style-name="P1"><text:soft-page-break/>0.00</text:p>
      <text:p text:style-name="P1">R</text:p>
      <text:p text:style-name="P1">VOCCREDIGAS TUNGSTEN ARC WELDG© 2013-2025</text:p>
      <text:p text:style-name="P1">NC Ellucian</text:p>
      <text:p text:style-name="P1">4.000</text:p>
      <text:p text:style-name="P1">0.00its affiliates. All rights reserved.</text:p>
      <text:p text:style-name="P1">Company L.P. and</text:p>
      <text:p text:style-name="P1">4/29/25, 16:44Academic Transcript</text:p>
      <text:p text:style-name="P1">3 of 5</text:p>
      <text:p text:style-name="P1">https://app.banner.pdx.edu/StudentSelfService/ssb/academ...</text:p>
      <text:p text:style-name="P1">SubjectCourseTitleGradeCredit hoursQuality points</text:p>
      <text:p text:style-name="P1">VOCCREDIGAS TUNGSTEN ARC WELDGNC4.0000.00</text:p>
      <text:p text:style-name="P1">VOCCREDIADVANCED SMAW WELDINGNC4.0000.00</text:p>
      <text:p text:style-name="P1">VOCCREDIWELDING SPECIAL PROJNC2.0000.00</text:p>
      <text:p text:style-name="P1">VOCCREDIWELDING SPECIAL PROJNC2.0000.00</text:p>
      <text:p text:style-name="P1">WR121COLLEGE WRITINGA4.00016.00</text:p>
      <text:p text:style-name="P1">Current Term</text:p>
      <text:p text:style-name="P1">R</text:p>
      <text:p text:style-name="P1">Attempt HoursPassed HoursEarned HoursGPA HoursQuality PointsGPA</text:p>
      <text:p text:style-name="P1">4.0000.0004.0004.00016.004.00</text:p>
      <text:p text:style-name="P1">202202-2403 : CLACKAMAS CC</text:p>
      <text:p text:style-name="P1">SubjectCourseTitleGradeCredit hoursQuality points</text:p>
      <text:p text:style-name="P1">VOCCREDIMACHINING FAB/MAINT TRADESNC3.0000.00</text:p>
      <text:p text:style-name="P1">VOCCREDIADVANCED GMAW/FCAWNC4.0000.00</text:p>
      <text:p text:style-name="P1">VOCCREDIADVANCED GTAWNC4.0000.00</text:p>
      <text:p text:style-name="P1">VOCCREDIWELDING FABRICATION INC4.0000.00</text:p>
      <text:p text:style-name="P1">Current Term</text:p>
      <text:p text:style-name="P1">R</text:p>
      <text:p text:style-name="P1">Attempt HoursPassed HoursEarned HoursGPA HoursQuality PointsGPA</text:p>
      <text:p text:style-name="P1">0.0000.0000.0000.0000.000.00</text:p>
      <text:p text:style-name="P1">202202-2403 : CLACKAMAS CC</text:p>
      <text:p text:style-name="P1">SubjectCourseTitleGradeCredit hoursQuality points</text:p>
      <text:p text:style-name="P1">VOCCREDIMATERIALS SCIENCENC3.0000.00</text:p>
      <text:p text:style-name="P1">VOCCREDIWELDING FABRICATION INC4.0000.00</text:p>
      <text:p text:style-name="P1">Current Term</text:p>
      <text:p text:style-name="P1">R</text:p>
      <text:p text:style-name="P1">Attempt HoursPassed HoursEarned HoursGPA HoursQuality PointsGPA</text:p>
      <text:p text:style-name="P1">0.0000.0000.0000.0000.000.00</text:p>
      <text:p text:style-name="P1">202202-2403 : CLACKAMAS CC</text:p>
      <text:p text:style-name="P1">SubjectCourseTitleGradeCredit hoursQuality points</text:p>
      <text:p text:style-name="P1">VOCCREDIINDUSTRIAL SAFETY &amp; FIRST AIDNC3.0000.00</text:p>
      <text:p text:style-name="P1">VOCCREDIWELDERS PRINT READG IINC3.0000.00</text:p>
      <text:p text:style-name="P1">VOCCREDIWELDING FABRICATION IIINC4.0000.00</text:p>
      <text:p text:style-name="P1">Current Term</text:p>
      <text:p text:style-name="P1">R</text:p>
      <text:p text:style-name="P1">Attempt HoursPassed HoursEarned HoursGPA HoursQuality PointsGPA</text:p>
      <text:p text:style-name="P1">0.0000.0000.0000.0000.000.00</text:p>
      <text:p text:style-name="P1">Institution Credit</text:p>
      <text:p text:style-name="P1">Term : Fall 2024 Quarter</text:p>
      <text:p text:style-name="P1"><text:soft-page-break/>© 2013-2025 Ellucian Company L.P. and its affiliates. All rights reserved.</text:p>
      <text:p text:style-name="P1">4/29/25, 16:44Academic Transcript</text:p>
      <text:p text:style-name="P1">4 of 5</text:p>
      <text:p text:style-name="P1">https://app.banner.pdx.edu/StudentSelfService/ssb/academ...</text:p>
      <text:p text:style-name="P1">Additional Standing</text:p>
      <text:p text:style-name="P1">President's List</text:p>
      <text:p text:style-name="P1">SubjectCourseLevelTitleGradeCredit HoursQuality Points</text:p>
      <text:p text:style-name="P1">HON101EUGGBL CITY: WRITING THE CITYA5.00020.00</text:p>
      <text:p text:style-name="P1">PHL211UGPHILOSOPHY OF GAMESA4.00016.00</text:p>
      <text:p text:style-name="P1">WR222UGWRITING RESEARCH PAPERSA4.00016.00</text:p>
      <text:p text:style-name="P1">R</text:p>
      <text:p text:style-name="P1">Term Totals (Undergraduate)Attempt HoursPassed Hours Earned Hours GPA Hours Quality PointsGPA</text:p>
      <text:p text:style-name="P1">Current Term13.0000.00013.00013.00052.004.00</text:p>
      <text:p text:style-name="P1">Cumulative13.0000.00013.00013.00052.004.00</text:p>
      <text:p text:style-name="P1">Term : Winter 2025 Quarter</text:p>
      <text:p text:style-name="P1">Last Academic</text:p>
      <text:p text:style-name="P1">Standing</text:p>
      <text:p text:style-name="P1">Good Standing</text:p>
      <text:p text:style-name="P1">SubjectCourseLevelTitleGradeCredit HoursQuality Points</text:p>
      <text:p text:style-name="P1">CS161UGINTRO PROGRAM &amp; PROB SOLVINGC4.0008.00</text:p>
      <text:p text:style-name="P1">HON102EUGGBL CITY: WRITING THE CITYA-5.00018.35</text:p>
      <text:p text:style-name="P1">MTH111ZUGPRECALCULUS I: FUNCTIONSW4.0000.00</text:p>
      <text:p text:style-name="P1">MTH199UGSPST: PRECALCULUS I SUPPORTW1.0000.00</text:p>
      <text:p text:style-name="P1">R</text:p>
      <text:p text:style-name="P1">Term Totals (Undergraduate)Attempt HoursPassed Hours Earned Hours GPA Hours Quality PointsGPA</text:p>
      <text:p text:style-name="P1">Current Term14.0000.0009.0009.00026.352.92</text:p>
      <text:p text:style-name="P1">Cumulative27.0000.00022.00022.00078.353.56</text:p>
      <text:p text:style-name="P1">Transcript Totals</text:p>
      <text:p text:style-name="P1">Transcript Totals -</text:p>
      <text:p text:style-name="P1">(Undergraduate)Attempt</text:p>
      <text:p text:style-name="P1">HoursPassed</text:p>
      <text:p text:style-name="P1">HoursEarned</text:p>
      <text:p text:style-name="P1">HoursGPA</text:p>
      <text:p text:style-name="P1">HoursQuality</text:p>
      <text:p text:style-name="P1">PointsGPA</text:p>
      <text:p text:style-name="P1">Total Institution27.0000.00022.00022.00078.353.56</text:p>
      <text:p text:style-name="P1">Total Transfer26.00016.00023.00010.00028.002.80</text:p>
      <text:p text:style-name="P1">Overall53.00016.00045.00032.00106.353.32</text:p>
      <text:p text:style-name="P1">© 2013-2025 Ellucian Company L.P. and its affiliates. All rights reserved.</text:p>
      <text:p text:style-name="P1">4/29/25, 16:44Academic Transcript</text:p>
      <text:p text:style-name="P1">5 of 5</text:p>
      <text:p text:style-name="P1">https://app.banner.pdx.edu/StudentSelfService/ssb/academ...</text:p>
      <text:p text:style-name="P1">Course(s) in Progress</text:p>
      <text:p text:style-name="P1">Term : Spring 2025 Quarter</text:p>
      <text:p text:style-name="P1">SubjectCourseLevelTitleCredit Hours</text:p>
      <text:p text:style-name="P1">PHL306UUGSCIENCE &amp; PSEUDOSCIENCE4.000</text:p>
      <text:p text:style-name="P1">PHL313UUGLIFE &amp; DEATH ISSUES4.000</text:p>
      <text:p text:style-name="P1">© 2013-2025 Ellucian Company L.P. and its affiliates. All rights reserved.</text:p>
      <text:p text:style-name="P1"><text:soft-page-break/>4/29/25, 16:44<text:line-break/><text:line-break/><text:span text:style-name="T2">==========================================================================</text:span></text:p>
      <text:p text:style-name="P1"/>
      <text:p text:style-name="P1"/>
      <text:p text:style-name="P1">Dear Dr. Cudd,</text:p>
      <text:p text:style-name="P1">First and foremost, thank you for taking the time to consider this message amid your undoubtedly busy schedule. My aim is not to overstep but to seek your invaluable guidance at a pivotal moment in my academic journey.</text:p>
      <text:p text:style-name="P1">I struggle as I try to find how to express my desired outcomes from investing four more years of my limited and non-refundable time towards equipping myself with what knowledge and skills I will gain during my time at PSU. I am almost 40 now and have been wise enough (in my own opinion) to place a significant value on “time”. While it is in great enough commodity (I hope) to spend it well. I suppose that I find myself looking down the road and seeing a lack of “time” for these next 2 or 3 generations of humanity. As the issues of today compound and the global crises of tomorrow are differed to those, who in my mind’s eye, are ill-equipped and unprepared to confront them. Coming from a personal background of having to face life’s challenges in this same/similar state. I find myself with a great deal of empathy for a group of people who aren’t, yet, even aware just how difficult a challenge they are going to be left with.<text:line-break/><text:line-break/>So, as I navigate the unfamiliar landscape of “university”. I am trying to picture myself “wearing” this degree or that one. Of all the rich diversity and varied disciplines of thought, I am certain contributed to the many wonderful degree programs, the specialized schools, and clubs within the ecosystem that I have come to see Portland State University truly is. I cannot find one, just by my amateur research abilities alone, that would best equip me to contribute towards a meaningful solution in this forecasted future. One where climate control and global warming are forefront. Along with overpopulation, a largely autonomous labor force, even human/machine hybridization challenging the very essence of what it means to be a human. I think of how ill-equipped I’ve been at things like budgeting or polishing a resume. How those tiny little issues were detrimental towards functioning in society. I can’t begin to imagine what today’s middle schoolers will have to face in their “times”.</text:p>
      <text:p text:style-name="P1">The challenge I have found at PSU, and a handful of other colleges I have looked into, briefly albeit. I find that there are no degree programs for top-down thinkers encompassing a wide range of these complex issues looming on our horizons. Where one might gain perspective on how these issues relate to one another, or how one might better motivate others towards planning and enacting solutions on a meaningful scale. How to incentivize solutions and reinforce positive contributions on the corporate level. Or how to raise awareness and through non-violent political activism make efforts that have a real chance of being worthwhile. With courses on how to plan, organize, and staff non-profit organizations to compartmentalize efforts into manageable pieces or even to identify and support those already making established efforts in their sectors. I’m sure I could write a book on just what I wish I had the “time” to learn how best to do. I guess what I’m asking is this:</text:p>
      <text:p text:style-name="P1">How does (if it does) PSU address any of these future concerns? Is there a pathway through PSU that would align with my desired outcomes for a broad-spectrum education in how to identify and address these and similar issues. While providing opportunities to evaluate potential solutions? Along with the knowledge and relationships to prepare and equip those who will inevitably be the ones who enact the solutions? And if none of these pathways exist. How open is PSU to pioneering one? Or, perhaps I am over-reaching.<text:line-break/><text:line-break/></text:p>
      <text:p text:style-name="P1"><text:soft-page-break/>I have spoken with, and currently have emails out to, a few academic advisors as to what information they could assist me with. Too their credit, I have not been this open with them as to what I want to achieve at PSU. There are a few reasons for this. One being that I trust my gut. And, I never felt it would have been taken seriously. Especially since my A.A.S. is in Welding Technologies. Another, being that I have grown accustomed to taking on challenges that there are not easy, quick, or scalable solutions to. While I make every effort to seek wisdom and advice where and when I can. I find that people are willing to contribute any wisdom or knowledge they can but most often they just don’t have the answers.<text:line-break/><text:line-break/>Your advisors have been wonderful and accommodating and practical. I have nothing negative to say about my interactions with them at all. You have a very advantageous B.A.S. program launching this fall that I could settle into with 80 or so transferrable credits and be well on my way to a bachelor’s in 2 years. As a student admitted to the Honors College. I could challenge myself to a full 4-year experience with rich and long-lasting relationships in the college and community of Portland. I’m by no means at a dead end. I just want more.</text:p>
      <text:p text:style-name="P1">As arrogant as that may sound. Because if I dedicate more, and contribute more. Then I can participate more. I can handle a bigger portion of the burden. I can facilitate a better solution. The world will only ever be what we make it and I would see it, be… more...<text:line-break/><text:line-break/>Best Regards,</text:p>
      <text:p text:style-name="P1">William</text:p>
      <text:p text:style-name="P1"/>
      <text:p text:style-name="P1"><text:span text:style-name="T1">"The ones who are crazy enough to think they can change the world, are the ones who do."</text:span> – Steve Jobs</text:p>
      <text:p text:style-name="P1"/>
      <text:p text:style-name="P1">P.S. While I do not expect you to remember every new face, I had the pleasure of meeting you briefly at the new student orientation this year. I was the one seated at the back table in the southwest corner of the room, nearest to the wall with my laptop. You introduced yourself and shook my hand my very first official visit to campus. (I had to wait a whole 2 years, and graduate, before I got to shake president Cook's hand over at Clackamas Community College)</text:p>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0:18:14.732697855</meta:creation-date>
    <dc:date>2025-05-06T10:24:24.635207807</dc:date>
    <meta:editing-duration>PT6M12S</meta:editing-duration>
    <meta:editing-cycles>1</meta:editing-cycles>
    <meta:document-statistic meta:table-count="0" meta:image-count="0" meta:object-count="0" meta:page-count="8" meta:paragraph-count="229" meta:word-count="2810" meta:character-count="18813" meta:non-whitespace-character-count="16229"/>
    <meta:generator>LibreOffice/24.8.6.2$Linux_AARCH64 LibreOffice_project/480$Build-2</meta:generator>
  </office:meta>
</office:document-meta>
</file>